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officeooo:rsid="00219c38" officeooo:paragraph-rsid="00219c38" style:font-weight-asian="bold" style:font-weight-complex="bold"/>
    </style:style>
    <style:style style:name="P2" style:family="paragraph" style:parent-style-name="Preformatted_20_Text">
      <style:text-properties fo:font-style="italic" fo:font-weight="bold" style:font-style-asian="italic" style:font-weight-asian="bold" style:font-style-complex="italic" style:font-weight-complex="bold"/>
    </style:style>
    <style:style style:name="P3" style:family="paragraph" style:parent-style-name="Preformatted_20_Text">
      <style:text-properties officeooo:rsid="00219c38" officeooo:paragraph-rsid="00219c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dracht 'overleven in de winter'</text:p>
      <text:p text:style-name="Preformatted_20_Text"/>
      <text:p text:style-name="Preformatted_20_Text">1. Het was in het begin een consensus, maar toen we in tijdsnoods kwamen, werd dit meer een gehaaste stemming.</text:p>
      <text:p text:style-name="Preformatted_20_Text">2. Zodat iedereen input kan geven. Ook is consensus gebaseerd op feiten, wat handig is als je moet overleven.</text:p>
      <text:p text:style-name="Preformatted_20_Text">3. Consensus voor de eerste 5 objecten, het doel en het plan. Voor de rest stemmen, omdat consensus het beste is waarbij iedereens meningen in betrokken worden, maar te veel tijd kost.</text:p>
      <text:p text:style-name="Preformatted_20_Text">4. Er is 2 keer een poging tot de beeldvorming gedaan, maar niet goed afgesloten. Oordeelsvorming hebben we amper besproken, omdat iedereen een redelijk gelijke set aan criteria had. Besluitvorming hebben we de nadruk op gelegd, want we moesten natuurlijk uiteindelijk tot een concreet besluit komen.</text:p>
      <text:p text:style-name="Preformatted_20_Text">5. Er is dus 1 keer teruggegaan naar beeldvorming dankzij de vraag of we in naar het dorp wilden gaan of in de wildernis wilden blijven.</text:p>
      <text:p text:style-name="Preformatted_20_Text"/>
      <text:p text:style-name="P1">Persoonlijk</text:p>
      <text:p text:style-name="P3">1. Ik kom het meeste tot recht in de beeldvorming, omdat ik elke keer keuzes en situaties schetstte voor de groep om te bespreken.</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1T11:15:19.385916515</dc:date>
    <meta:editing-duration>PT4M11S</meta:editing-duration>
    <meta:editing-cycles>2</meta:editing-cycles>
    <meta:generator>LibreOffice/7.3.7.2$Linux_X86_64 LibreOffice_project/30$Build-2</meta:generator>
    <meta:document-statistic meta:table-count="0" meta:image-count="0" meta:object-count="0" meta:page-count="1" meta:paragraph-count="8" meta:word-count="173" meta:character-count="1013" meta:non-whitespace-character-count="848"/>
  </office:meta>
</office:document-meta>
</file>